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5890F09D24023BA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Dyuthi" svg:font-family="Dyuthi" style:font-pitch="variable"/>
    <style:font-face style:name="Kalimati" svg:font-family="Kalimati" style:font-pitch="variable"/>
    <style:font-face style:name="Likhan" svg:font-family="Likhan" style:font-pitch="variable"/>
    <style:font-face style:name="Standard Symbols PS" svg:font-family="'Standard Symbols PS'" style:font-pitch="variable"/>
    <style:font-face style:name="Z003" svg:font-family="Z003" style:font-pitch="variable"/>
    <style:font-face style:name="padmaa-Bold.1.1" svg:font-family="padmaa-Bold.1.1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79cm, 11.279cm, 9.313cm, 8.6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99cm" svg:height="1.899cm" svg:x="7.2cm" svg:y="11.9cm">
          <draw:image xlink:href="Pictures/10000201000003E80000025890F09D24023BAD8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pitch="variable"/>
    <style:font-face style:name="AnjaliOldLipi" svg:font-family="AnjaliOldLipi" style:font-pitch="variable"/>
    <style:font-face style:name="Dyuthi" svg:font-family="Dyuthi" style:font-pitch="variable"/>
    <style:font-face style:name="Kalimati" svg:font-family="Kalimati" style:font-pitch="variable"/>
    <style:font-face style:name="Likhan" svg:font-family="Likhan" style:font-pitch="variable"/>
    <style:font-face style:name="Standard Symbols PS" svg:font-family="'Standard Symbols PS'" style:font-pitch="variable"/>
    <style:font-face style:name="Z003" svg:font-family="Z003" style:font-pitch="variable"/>
    <style:font-face style:name="padmaa-Bold.1.1" svg:font-family="padmaa-Bold.1.1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3:22:38.851239510</dc:date>
    <meta:editing-duration>PT5M25S</meta:editing-duration>
    <meta:editing-cycles>2</meta:editing-cycles>
    <meta:generator>LibreOffice/6.4.7.2$Linux_X86_64 LibreOffice_project/40$Build-2</meta:generator>
    <meta:document-statistic meta:object-count="1"/>
  </office:meta>
</office:document-meta>
</file>